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000000"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Table_20_Heading">
      <style:text-properties fo:font-size="11pt" fo:font-style="normal" style:font-size-asian="11pt" style:font-style-asian="normal" style:font-size-complex="11pt" style:font-style-complex="normal"/>
    </style:style>
    <style:style style:name="P4" style:family="paragraph" style:parent-style-name="Table_20_Contents">
      <style:paragraph-properties fo:text-align="center" style:justify-single-word="false"/>
      <style:text-properties fo:font-size="11pt" style:font-size-asian="11pt" style:font-size-complex="11pt"/>
    </style:style>
    <style:style style:name="P5" style:family="paragraph" style:parent-style-name="Standard">
      <style:paragraph-properties fo:margin-left="0cm" fo:margin-right="0cm" fo:text-align="justify" style:justify-single-word="false" fo:orphans="0" fo:widows="0" fo:text-indent="0cm" style:auto-text-indent="fals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justify" style:justify-single-word="false" fo:orphans="0" fo:widows="0" fo:text-indent="1.501cm" style:auto-text-indent="false"/>
      <style:text-properties fo:font-size="12pt" fo:font-weight="bold" style:font-size-asian="12pt" style:font-weight-asian="bold" style:font-size-complex="12pt" style:font-weight-complex="bold"/>
    </style:style>
    <style:style style:name="P7" style:family="paragraph" style:parent-style-name="Heading_20_1">
      <style:paragraph-properties fo:text-align="start" style:justify-single-word="false"/>
      <style:text-properties style:font-name="Times New Roman" fo:font-size="12pt" fo:font-weight="bold" style:font-size-asian="12pt" style:font-weight-asian="bold" style:font-size-complex="12pt"/>
    </style:style>
    <style:style style:name="P8" style:family="paragraph" style:parent-style-name="Standard">
      <style:paragraph-properties fo:margin-left="0cm" fo:margin-right="0cm" fo:text-align="justify" style:justify-single-word="false" fo:orphans="0" fo:widows="0" fo:text-indent="1.501cm" style:auto-text-indent="false"/>
      <style:text-properties fo:font-size="12pt" style:font-size-asian="12pt" style:font-size-complex="12pt"/>
    </style:style>
    <style:style style:name="P9" style:family="paragraph" style:parent-style-name="Recuo_20_de_20_corpo_20_de_20_texto_20_2">
      <style:paragraph-properties fo:margin-left="0cm" fo:margin-right="0cm" fo:text-indent="1.244cm" style:auto-text-indent="false"/>
      <style:text-properties style:font-size-complex="12pt"/>
    </style:style>
    <style:style style:name="P10" style:family="paragraph" style:parent-style-name="Standard">
      <style:paragraph-properties fo:text-align="justify" style:justify-single-word="false" fo:orphans="0" fo:widows="0"/>
      <style:text-properties fo:font-size="12pt" fo:font-weight="bold" style:font-size-asian="12pt" style:font-weight-asian="bold" style:font-size-complex="12pt" style:font-weight-complex="bold"/>
    </style:style>
    <style:style style:name="P11" style:family="paragraph" style:parent-style-name="Standard">
      <style:paragraph-properties fo:margin-left="1.251cm" fo:margin-right="0cm" fo:text-align="justify" style:justify-single-word="false" fo:orphans="0" fo:widows="0" fo:text-indent="0cm" style:auto-text-indent="false"/>
      <style:text-properties fo:font-size="12pt" fo:font-weight="bold" style:font-size-asian="12pt" style:font-weight-asian="bold" style:font-size-complex="12pt" style:font-weight-complex="bold"/>
    </style:style>
    <style:style style:name="P12" style:family="paragraph" style:parent-style-name="Standard">
      <style:paragraph-properties fo:margin-left="0cm" fo:margin-right="0cm" fo:text-align="justify" style:justify-single-word="false" fo:orphans="0" fo:widows="0" fo:text-indent="0cm" style:auto-text-indent="false"/>
      <style:text-properties fo:font-size="12pt" style:font-size-asian="12pt" style:font-size-complex="12pt"/>
    </style:style>
    <style:style style:name="P13" style:family="paragraph" style:parent-style-name="Standard">
      <style:paragraph-properties fo:text-align="justify" style:justify-single-word="false" fo:orphans="0" fo:widows="0">
        <style:tab-stops>
          <style:tab-stop style:position="0cm"/>
        </style:tab-stops>
      </style:paragraph-properties>
      <style:text-properties fo:font-size="12pt" fo:font-weight="bold" style:font-size-asian="12pt" style:font-weight-asian="bold" style:font-size-complex="12pt" style:font-weight-complex="bold"/>
    </style:style>
    <style:style style:name="P14" style:family="paragraph" style:parent-style-name="Standard">
      <style:paragraph-properties fo:margin-left="1.251cm" fo:margin-right="0cm" fo:text-align="justify" style:justify-single-word="false" fo:orphans="0" fo:widows="0" fo:text-indent="0cm" style:auto-text-indent="false"/>
    </style:style>
    <style:style style:name="P15" style:family="paragraph" style:parent-style-name="Standard">
      <style:paragraph-properties fo:margin-left="1.251cm" fo:margin-right="0cm" fo:text-align="justify" style:justify-single-word="false" fo:orphans="0" fo:widows="0" fo:text-indent="0cm" style:auto-text-indent="false"/>
      <style:text-properties fo:font-size="12pt" style:font-size-asian="12pt" style:font-size-complex="12pt"/>
    </style:style>
    <style:style style:name="P16" style:family="paragraph" style:parent-style-name="Standard">
      <style:paragraph-properties fo:margin-left="0cm" fo:margin-right="0cm" fo:text-align="justify" style:justify-single-word="false" fo:orphans="0" fo:widows="0" fo:text-indent="1.501cm" style:auto-text-indent="false">
        <style:tab-stops>
          <style:tab-stop style:position="1.27cm"/>
        </style:tab-stops>
      </style:paragraph-properties>
      <style:text-properties fo:font-size="12pt" fo:font-weight="bold" style:font-size-asian="12pt" style:font-weight-asian="bold" style:font-size-complex="12pt" style:font-weight-complex="bold"/>
    </style:style>
    <style:style style:name="P17" style:family="paragraph" style:parent-style-name="Standard">
      <style:paragraph-properties fo:text-align="justify" style:justify-single-word="false" fo:orphans="0" fo:widows="0"/>
    </style:style>
    <style:style style:name="P18" style:family="paragraph" style:parent-style-name="Standard">
      <style:paragraph-properties fo:text-align="justify" style:justify-single-word="false" fo:orphans="0" fo:widows="0"/>
      <style:text-properties fo:font-size="12pt" style:font-size-asian="12pt" style:font-size-complex="12pt"/>
    </style:style>
    <style:style style:name="P19" style:family="paragraph" style:parent-style-name="Standard">
      <style:paragraph-properties fo:margin-left="0cm" fo:margin-right="0cm" fo:orphans="0" fo:widows="0" fo:text-indent="0cm" style:auto-text-indent="false">
        <style:tab-stops>
          <style:tab-stop style:position="4.814cm"/>
        </style:tab-stops>
      </style:paragraph-properties>
      <style:text-properties fo:font-size="12pt" style:font-size-asian="12pt" style:font-size-complex="12pt"/>
    </style:style>
    <style:style style:name="P20" style:family="paragraph" style:parent-style-name="Standard">
      <style:paragraph-properties fo:margin-left="0cm" fo:margin-right="0cm" fo:text-align="justify" style:justify-single-word="false" fo:orphans="0" fo:widows="0" fo:text-indent="0cm" style:auto-text-indent="false">
        <style:tab-stops/>
      </style:paragraph-properties>
      <style:text-properties fo:font-size="12pt" style:font-size-asian="12pt" style:font-size-complex="12pt"/>
    </style:style>
    <style:style style:name="P21" style:family="paragraph" style:parent-style-name="Text_20_body_20_indent">
      <style:paragraph-properties fo:margin-left="0cm" fo:margin-right="0cm" fo:line-height="100%" fo:text-indent="0cm" style:auto-text-indent="false">
        <style:tab-stops/>
      </style:paragraph-properties>
      <style:text-properties style:font-name="Times New Roman" fo:font-size="12pt" style:font-size-asian="12pt" style:font-size-complex="12pt"/>
    </style:style>
    <style:style style:name="P22" style:family="paragraph" style:parent-style-name="Standard">
      <style:paragraph-properties fo:margin-left="0cm" fo:margin-right="0cm" fo:orphans="0" fo:widows="0" fo:text-indent="1.501cm" style:auto-text-indent="false"/>
      <style:text-properties fo:font-size="12pt" style:font-size-asian="12pt" style:font-size-complex="12pt"/>
    </style:style>
    <style:style style:name="P23" style:family="paragraph" style:parent-style-name="Standard">
      <style:paragraph-properties fo:margin-left="1.251cm" fo:margin-right="0cm" fo:text-align="justify" style:justify-single-word="false" fo:orphans="0" fo:widows="0" fo:text-indent="0cm" style:auto-text-indent="false">
        <style:tab-stops>
          <style:tab-stop style:position="0cm"/>
        </style:tab-stops>
      </style:paragraph-properties>
      <style:text-properties fo:font-size="12pt" style:font-size-asian="12pt" style:font-size-complex="12pt"/>
    </style:style>
    <style:style style:name="P24" style:family="paragraph" style:parent-style-name="Standard">
      <style:paragraph-properties fo:margin-left="1.251cm" fo:margin-right="0cm" fo:text-align="justify" style:justify-single-word="false" fo:orphans="0" fo:widows="0" fo:text-indent="0cm" style:auto-text-indent="false" style:text-autospace="none"/>
      <style:text-properties fo:font-size="12pt" style:font-size-asian="12pt" style:font-size-complex="12pt"/>
    </style:style>
    <style:style style:name="P25" style:family="paragraph" style:parent-style-name="Standard">
      <style:paragraph-properties fo:margin-left="0cm" fo:margin-right="0cm" fo:text-align="justify" style:justify-single-word="false" fo:orphans="0" fo:widows="0" fo:text-indent="0cm" style:auto-text-indent="false"/>
    </style:style>
    <style:style style:name="P26" style:family="paragraph" style:parent-style-name="Standard">
      <style:paragraph-properties fo:margin-left="0cm" fo:margin-right="0cm" fo:text-align="justify" style:justify-single-word="false" fo:orphans="0" fo:widows="0" fo:text-indent="1.501cm" style:auto-text-indent="false"/>
    </style:style>
    <style:style style:name="P27" style:family="paragraph" style:parent-style-name="Standard">
      <style:paragraph-properties fo:text-align="justify" style:justify-single-word="false" fo:orphans="0" fo:widows="0" style:text-autospace="non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font-weight-complex="bold"/>
    </style:style>
    <style:style style:name="T7" style:family="text" style:parent-style-name="tx1">
      <style:text-properties fo:font-size="12pt" fo:font-weight="bold" style:font-size-asian="12pt" style:font-weight-asian="bold" style:font-size-complex="12pt" style:font-weight-complex="bold"/>
    </style:style>
    <style:style style:name="T8" style:family="text" style:parent-style-name="tx1">
      <style:text-properties fo:font-size="12pt" fo:font-weight="normal" style:font-size-asian="12pt" style:font-weight-asian="normal" style:font-size-complex="12pt" style:font-weight-complex="normal"/>
    </style:style>
    <style:style style:name="T9" style:family="text" style:parent-style-name="tx1">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stórico</text:p>
      <text:p text:style-name="P2"/>
      <table:table table:name="Tabela1" table:style-name="Tabela1">
        <table:table-column table:style-name="Tabela1.A" table:number-columns-repeated="3"/>
        <table:table-column table:style-name="Tabela1.D"/>
        <table:table-header-rows>
          <table:table-row>
            <table:table-cell table:style-name="Tabela1.A1" office:value-type="string">
              <text:p text:style-name="P3">Versão</text:p>
            </table:table-cell>
            <table:table-cell table:style-name="Tabela1.A1" office:value-type="string">
              <text:p text:style-name="P3">Última Mudança</text:p>
            </table:table-cell>
            <table:table-cell table:style-name="Tabela1.A1" office:value-type="string">
              <text:p text:style-name="P3">Responsáveis</text:p>
            </table:table-cell>
            <table:table-cell table:style-name="Tabela1.D1" office:value-type="string">
              <text:p text:style-name="P3">Descrição</text:p>
            </table:table-cell>
          </table:table-row>
        </table:table-header-rows>
        <table:table-row>
          <table:table-cell table:style-name="Tabela1.A2" office:value-type="string">
            <text:p text:style-name="P4">0.1</text:p>
          </table:table-cell>
          <table:table-cell table:style-name="Tabela1.A2" office:value-type="string">
            <text:p text:style-name="P4">08/06/2006</text:p>
          </table:table-cell>
          <table:table-cell table:style-name="Tabela1.A2" office:value-type="string">
            <text:p text:style-name="P4">A1,A2,A11,A12,A13,A14 e A7(Gerente)</text:p>
          </table:table-cell>
          <table:table-cell table:style-name="Tabela1.D2" office:value-type="string">
            <text:p text:style-name="P4">Revisão dos casos de uso</text:p>
          </table:table-cell>
        </table:table-row>
      </table:table>
      <text:p text:style-name="P2"/>
      <text:p text:style-name="P5"/>
      <text:p text:style-name="P5"/>
      <text:p text:style-name="P5">ESPECIFICAÇÃO DOS CASOS DE USO MANUTENÇÃO DE PROGRAMA DE PÓS-GRADUAÇÃO</text:p>
      <text:p text:style-name="P6"/>
      <text:p text:style-name="P7">Preâmbulo </text:p>
      <text:p text:style-name="P8"/>
      <text:p text:style-name="P9">O Programa de Pós-Graduação, envolve Coordenação, Corpo docente, Disciplina, Coordenadoria, Área de Concentração, Atividade, Avaliação Capes. Todo programa de pós-graduação precisa ser identificado para o sistema. Parte das informações pode ser alterada pela coordenação correspondente. Em geral estas informações referem-se a endereços, telefones e outras que sofrem freqüentes alterações. Os casos de uso pertinentes à manutenção de programas são descritos neste documento. As informações pertinentes a um programa são públicas e, em conseqüência, estão disponíveis para todos os usuários.</text:p>
      <text:p text:style-name="P6"/>
      <text:p text:style-name="P6"/>
      <text:p text:style-name="P10">1 - Caso de Uso P.P.G.1 - Consultar Programa Pós-Graduação</text:p>
      <text:p text:style-name="P10">ID: P.P.G.1</text:p>
      <text:p text:style-name="P5">Atores: <text:span text:style-name="T1">Aluno</text:span></text:p>
      <text:p text:style-name="P11"/>
      <text:p text:style-name="P5">Propósito: <text:span text:style-name="T1">Este caso de uso descreve a consulta a um programa de Pós-Graduação</text:span></text:p>
      <text:p text:style-name="P6"><text:s text:c="3"/></text:p>
      <text:p text:style-name="P12"><text:span text:style-name="T2">Descrição</text:span>: Os programas são compostos de informações de interesse generalizado. Por exemplo, pretendentes a candidatos gostariam de ter acesso ao conteúdo dos programas nos quais desejam ser inscritos. A comunidade acadêmica, em geral, deseja consultar o conteúdo dos Programas de Pós-Graduação. Convém ressaltar que, anualmente é produzido um documento contendo todas as informações de cada um dos programas.</text:p>
      <text:p text:style-name="P13"/>
      <text:p text:style-name="P13">1.1<text:tab/>Fluxo Básico</text:p>
      <text:p text:style-name="P8"/>
      <text:p text:style-name="P14"><text:span text:style-name="T3">01 <text:s/>Aluno inicia caso de uso </text:span><text:span text:style-name="T4">Selecionar Programa</text:span><text:span text:style-name="T3">;</text:span></text:p>
      <text:p text:style-name="P15">02 <text:s/>Aluno seleciona as informações que deseja obter na consulta;</text:p>
      <text:p text:style-name="P15">03 <text:s/>Aluno requisita a confirmação da operação;</text:p>
      <text:p text:style-name="P15">04 <text:s/>Sistema confirma a operação, disponibilizando as informações desejadas.</text:p>
      <text:p text:style-name="P6"/>
      <text:p text:style-name="P13">1.2<text:tab/>Fluxo Alternativo</text:p>
      <text:p text:style-name="P16"/>
      <text:p text:style-name="P12">Não possui fluxo alternativo.</text:p>
      <text:p text:style-name="P8"/>
      <text:p text:style-name="P17"><text:span text:style-name="T5">Referência: </text:span><text:span text:style-name="T3">Não se aplica.</text:span></text:p>
      <text:p text:style-name="P8"/>
      <text:p text:style-name="P8"/>
      <text:p text:style-name="P8"/>
      <text:p text:style-name="P18"><text:span text:style-name="T2"/></text:p>
      <text:p text:style-name="P10">2- Caso de Uso P.P.G.2 - Desativar Programa Pós-Graduação</text:p>
      <text:p text:style-name="P10">ID: P.P.G.2</text:p>
      <text:p text:style-name="P5">Atores: <text:span text:style-name="T1">Secretaria</text:span></text:p>
      <text:p text:style-name="P11"/>
      <text:p text:style-name="P5">Propósito: <text:span text:style-name="T1">Este caso de uso descreve a desativação de um programa de Pós-Graduação.</text:span></text:p>
      <text:p text:style-name="P19"><text:tab/></text:p>
      <text:p text:style-name="P12"><text:span text:style-name="T2">Descrição:</text:span> A secretaria informa ao sistema a interrupção das atividades de um dado programa. Após esta operação, apenas aquelas operações de consulta associadas ao programa serão permitidas. Executar Desativar Programa, é permitido somente à alguns usuários.</text:p>
      <text:p text:style-name="P5">2.1<text:tab/>Fluxo Básico</text:p>
      <text:p text:style-name="P6"/>
      <text:p text:style-name="P14"><text:span text:style-name="T3">01 <text:s/>Secretaria inicia caso de uso </text:span><text:span text:style-name="T4">Selecionar Programa</text:span><text:span text:style-name="T3">;</text:span></text:p>
      <text:p text:style-name="P15">02 <text:s/>Secretaria solicita desativação do programa;</text:p>
      <text:p text:style-name="P15">03 <text:s/>Secretaria requisita a confirmação da operação;</text:p>
      <text:p text:style-name="P15">04 <text:s/>Sistema confirma a operação.</text:p>
      <text:p text:style-name="P8"/>
      <text:p text:style-name="P13">2.2<text:tab/>Fluxo Alternativo</text:p>
      <text:p text:style-name="P6"/>
      <text:p text:style-name="P15">No item 03, caso a Secretaria selecionar um Programa de Pós-Graduação que esteja em andamento, o sistema exibe mensagem que o programa selecionado não pode ser desativado.</text:p>
      <text:p text:style-name="P8"/>
      <text:p text:style-name="P17"><text:span text:style-name="T5"><text:tab/>Referência: </text:span><text:span text:style-name="T3">Não se aplica.</text:span></text:p>
      <text:p text:style-name="P8"/>
      <text:p text:style-name="P18"><text:span text:style-name="T2"/></text:p>
      <text:p text:style-name="P10">3- Caso de Uso P.P.G.3 - Alterar Programa Pós-Graduação</text:p>
      <text:p text:style-name="P10">ID: P.P.G.3</text:p>
      <text:p text:style-name="P5">Atores: <text:span text:style-name="T1">Secretaria</text:span></text:p>
      <text:p text:style-name="P11"/>
      <text:p text:style-name="P5">Propósito: <text:span text:style-name="T1">Este caso de uso descreve a alteração de um programa de Pós-Graduação.</text:span></text:p>
      <text:p text:style-name="P8"/>
      <text:p text:style-name="P12"><text:span text:style-name="T2">Descrição: </text:span><text:span text:style-name="T1">A secretaria consulta dados antigos no sistema e insere novos dados a serem alterados no programa de Pós-Graduação.</text:span></text:p>
      <text:p text:style-name="P6"/>
      <text:p text:style-name="P13">3.1<text:tab/>Fluxo Básico</text:p>
      <text:p text:style-name="P6"/>
      <text:p text:style-name="P14"><text:span text:style-name="T3">01 Secretaria inicia caso de uso </text:span><text:span text:style-name="T4">Selecionar Programa</text:span><text:span text:style-name="T3">;</text:span></text:p>
      <text:p text:style-name="P15">02 Secretaria preenche as informações que deseja alterar;</text:p>
      <text:p text:style-name="P20"><text:tab/>03 Secretaria requisita a confirmação da operação;</text:p>
      <text:p text:style-name="P21"><text:tab/>04 Sistema confirma a operação, alterando as informações no Programa de Pós-Graduação.</text:p>
      <text:p text:style-name="P8"/>
      <text:p text:style-name="P13">3.2<text:tab/>Fluxo Alternativo</text:p>
      <text:p text:style-name="P6"/>
      <text:p text:style-name="P15">No item 03,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Não se aplica.</text:span></text:p>
      <text:p text:style-name="P18"/>
      <text:p text:style-name="P18"/>
      <text:p text:style-name="P10">4- Caso de Uso P.P.G.4 - Cadastrar Membro da Banca</text:p>
      <text:p text:style-name="P10">ID: P.P.G.4</text:p>
      <text:p text:style-name="P5">Atores: <text:span text:style-name="T1">Coordenação</text:span></text:p>
      <text:p text:style-name="P11"/>
      <text:p text:style-name="P5">Propósito: <text:span text:style-name="T1">Este caso de uso descreve o cadastramento de um novo membro da banca a um projeto final.</text:span></text:p>
      <text:p text:style-name="P8"/>
      <text:p text:style-name="P12"><text:span text:style-name="T2">Descrição:</text:span> A coordenação irá cadastrar todos os membros que participam de uma banca.</text:p>
      <text:p text:style-name="P6"/>
      <text:p text:style-name="P13">4.1<text:tab/>Fluxo Básico</text:p>
      <text:p text:style-name="P8"/>
      <text:p text:style-name="P15">01 Coordenação preenche as informações necessárias para cadastrar um membro;</text:p>
      <text:p text:style-name="P15">02 Coordenação requisita a confirmação da operação;</text:p>
      <text:p text:style-name="P15">03 Sistema confirma a operação, cadastrando um membro da banca.</text:p>
      <text:p text:style-name="P8"/>
      <text:p text:style-name="P13">4.2<text:tab/>Fluxo Alternativo</text:p>
      <text:p text:style-name="P6"/>
      <text:p text:style-name="P15">No item 02,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text:span><text:span text:style-name="T3">RN 3.1, RN 3.2, RN 3.3, RN 3.6, RN 3.7, RN 3.8.</text:span></text:p>
      <text:p text:style-name="P8"/>
      <text:p text:style-name="P8"/>
      <text:p text:style-name="P10">5- Caso de Uso P.P.G.5 - Alterar Membro</text:p>
      <text:p text:style-name="P10">ID: P.P.G.5</text:p>
      <text:p text:style-name="P5">Atores: <text:span text:style-name="T1">Coordenação</text:span></text:p>
      <text:p text:style-name="P11"/>
      <text:p text:style-name="P5">Propósito: <text:span text:style-name="T1">Este caso de uso descreve a alteração de um membro da banca para projeto final.</text:span></text:p>
      <text:p text:style-name="P6"/>
      <text:p text:style-name="P12"><text:span text:style-name="T2">Descrição:</text:span> Ao longo do tempo, as informações pertinentes aos membros de uma banca passarão por atualizações através da coordenação. .</text:p>
      <text:p text:style-name="P6"/>
      <text:p text:style-name="P13">5.1<text:tab/>Fluxo Básico</text:p>
      <text:p text:style-name="P6"/>
      <text:p text:style-name="P14"><text:span text:style-name="T3">01 <text:s/>Coordenação inicia caso de uso </text:span><text:span text:style-name="T4">Selecionar Membro da Banca;</text:span></text:p>
      <text:p text:style-name="P15">02 <text:s/>Coordenação preenche as informações que deseja alterar;</text:p>
      <text:p text:style-name="P15">03 <text:s/>Coordenação requisita a confirmação da operação;</text:p>
      <text:p text:style-name="P15">04 <text:s/>Sistema confirma a operação, alterando as informações de um membro.</text:p>
      <text:p text:style-name="P8"/>
      <text:p text:style-name="P13">5.2<text:tab/>Fluxo Alternativo</text:p>
      <text:p text:style-name="P6"/>
      <text:p text:style-name="P15">No item 03, o sistema exibe mensagem contendo campos obrigatórios que não foram preenchidos e aqueles contendo informações inconsistentes, o sistema sugere que sejam fornecidas e alteradas, respectivamente.</text:p>
      <text:p text:style-name="P6"/>
      <text:p text:style-name="P17"><text:span text:style-name="T5">Referência: </text:span><text:span text:style-name="T3">Não se aplica.</text:span></text:p>
      <text:p text:style-name="P6"/>
      <text:p text:style-name="P6"/>
      <text:p text:style-name="P6"/>
      <text:p text:style-name="P10">6- Caso de Uso P.P.G.6 - Cadastrar Programa de Pós-Graduação</text:p>
      <text:p text:style-name="P10">ID: P.P.G.6</text:p>
      <text:p text:style-name="P5">Atores: <text:span text:style-name="T1">Coordenação</text:span></text:p>
      <text:p text:style-name="P11"/>
      <text:p text:style-name="P5">Propósito: <text:span text:style-name="T1">Este caso de uso descreve o cadastramento de uma programa de Pós-Graduaçao efetuado pela coordenação.</text:span></text:p>
      <text:p text:style-name="P8"/>
      <text:p text:style-name="P12"><text:span text:style-name="T2">Descrição:</text:span> Permite que a pró-reitoria “crie” um novo programa de pós-graduação que será realizado pela coordenação..</text:p>
      <text:p text:style-name="P8"/>
      <text:p text:style-name="P13">6.1<text:tab/>Fluxo Básico</text:p>
      <text:p text:style-name="P6"/>
      <text:p text:style-name="P15">01- Coordenação preenche informações e anexa documentos necessários;</text:p>
      <text:p text:style-name="P15">02- Coordenação solicita envio do programa à PRPPG;</text:p>
      <text:p text:style-name="P15">03- Coordenação requisita a confirmação da operação;</text:p>
      <text:p text:style-name="P15">04- Sistema confirma a operação, cadastrando Programa de Pós-Graduação.</text:p>
      <text:p text:style-name="P8"/>
      <text:p text:style-name="P13">6.2<text:tab/>Fluxo Alternativo</text:p>
      <text:p text:style-name="P6"/>
      <text:p text:style-name="P12">No item 03,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RN 16.1, RN 16.3.</text:span></text:p>
      <text:p text:style-name="P18"/>
      <text:p text:style-name="P10"><text:tab/></text:p>
      <text:p text:style-name="P5">7- Caso de Uso P.P.G.7 - Cadastrar Estrutura Curricular</text:p>
      <text:p text:style-name="P10">ID: P.P.G.7</text:p>
      <text:p text:style-name="P5">Atores: <text:span text:style-name="T1">Secretaria</text:span></text:p>
      <text:p text:style-name="P11"/>
      <text:p text:style-name="P12"><text:span text:style-name="T2">Propósito: </text:span><text:span text:style-name="T1">Este caso de uso descreve o cadastramento de uma nova estrutura curricular.</text:span></text:p>
      <text:p text:style-name="P11"/>
      <text:p text:style-name="P12"><text:span text:style-name="T2">Descrição: </text:span>Todo programa de nível de mestrado ou doutorado possui sua própria estrutura curricular. Este neste caso haverá novo registro dos requisitos necessários para que cada Disciplina possa ser devidamente cadastrada.</text:p>
      <text:p text:style-name="P22"/>
      <text:p text:style-name="P13">7.1<text:tab/>Fluxo Básico</text:p>
      <text:p text:style-name="P6"/>
      <text:p text:style-name="P14"><text:span text:style-name="T3">01 <text:s/>Secretaria inicia caso de uso </text:span><text:span text:style-name="T4">Selecionar Disciplina</text:span><text:span text:style-name="T3">;</text:span></text:p>
      <text:p text:style-name="P23">02 <text:s/>Secretaria preenche as informações necessárias para cadastrar;</text:p>
      <text:p text:style-name="P15">03 <text:s/>Secretaria requisita a confirmação da operação;</text:p>
      <text:p text:style-name="P15">04 <text:s/>Sistema confirma a operação, cadastrando Estrutura Curricular.</text:p>
      <text:p text:style-name="P8"/>
      <text:p text:style-name="P13">7.2<text:tab/>Fluxo Alternativo</text:p>
      <text:p text:style-name="P6"/>
      <text:p text:style-name="P15">No item 03,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Não se aplica.</text:span></text:p>
      <text:p text:style-name="P10">8- Caso de Uso P.P.G.8 - Cadastrar Área de Concentração</text:p>
      <text:p text:style-name="P10">ID: P.P.G.8</text:p>
      <text:p text:style-name="P5">Atores: <text:span text:style-name="T1">Coordenação</text:span></text:p>
      <text:p text:style-name="P11"/>
      <text:p text:style-name="P5">Propósito: <text:span text:style-name="T1">Este caso de uso descreve o novo cadastramento de uma area de concentração feito pela coordenação.</text:span></text:p>
      <text:p text:style-name="P8"/>
      <text:p text:style-name="P12"><text:span text:style-name="T2">Descrição:</text:span> Área de Concentração é definida a partir da estrutura do programa de Pós-Graduação, sendo caracterizada por um conjunto próprio de Linha de Pesquisa e Disciplinas que serão feitas pela coordenação.</text:p>
      <text:p text:style-name="P6"/>
      <text:p text:style-name="P13">8.1<text:tab/>Fluxo Básico</text:p>
      <text:p text:style-name="P6"/>
      <text:p text:style-name="P15">01 <text:s/>Coordenação preenche as informações para Cadastrar Área de Concentração;</text:p>
      <text:p text:style-name="P15">02 <text:s/>Coordenação requisita a confirmação da operação;</text:p>
      <text:p text:style-name="P15">03 <text:s/>Sistema confirma a operação, cadastrando Área de Concentração.</text:p>
      <text:p text:style-name="P8"/>
      <text:p text:style-name="P13">8.2<text:tab/>Fluxo Alternativo</text:p>
      <text:p text:style-name="P6"/>
      <text:p text:style-name="P15">No item 02,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RN 14.6.</text:span></text:p>
      <text:p text:style-name="P8"/>
      <text:p text:style-name="P6"/>
      <text:p text:style-name="P10">9- Caso de Uso P.P.G.9 - Cadastrar Disciplina</text:p>
      <text:p text:style-name="P10">ID: P.P.G.9</text:p>
      <text:p text:style-name="P5">Atores: <text:span text:style-name="T1">Coordenação</text:span></text:p>
      <text:p text:style-name="P11"/>
      <text:p text:style-name="P5">Propósito: <text:span text:style-name="T1">Este caso de uso descreve o cadastramento de uma nova disciplina que será efetuada através da coordenação.</text:span></text:p>
      <text:p text:style-name="P8"/>
      <text:p text:style-name="P12"><text:span text:style-name="T2">Descrição</text:span>: Cada Área de Concentração possui seu conjunto próprio de Disciplinas englobadas por uma Estrutura Curricular bem definida, as Disciplinas devem ser cadastradas através de suas respectivas estruturas curriculares que serão feitas pela coordenação. </text:p>
      <text:p text:style-name="P22"/>
      <text:p text:style-name="P10">9.1<text:tab/>Fluxo Básico</text:p>
      <text:p text:style-name="P6"/>
      <text:p text:style-name="P15">01 <text:s/>Coordenação preenche as informações necessárias para Cadastrar Disciplina;</text:p>
      <text:p text:style-name="P15">02 <text:s/>Coordenação requisita a confirmação da operação;</text:p>
      <text:p text:style-name="P15">03 <text:s/>Sistema confirma a operação, cadastrando Disciplina.</text:p>
      <text:p text:style-name="P8"/>
      <text:p text:style-name="P13">9.2<text:tab/>Fluxo Alternativo</text:p>
      <text:p text:style-name="P6"/>
      <text:p text:style-name="P15">No item 02,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6">RN4.1, RN 4.4, </text:span><text:span text:style-name="T3">RN 7.1, <text:s/>RN 7.2.</text:span></text:p>
      <text:p text:style-name="P10">10- Caso de Uso P.P.G.10 - Selecionar Disciplina</text:p>
      <text:p text:style-name="P10">ID: P.P.G.10</text:p>
      <text:p text:style-name="P5">Atores: <text:span text:style-name="T1">Aluno</text:span></text:p>
      <text:p text:style-name="P11"/>
      <text:p text:style-name="P5">Propósito: <text:span text:style-name="T1">Este caso de uso descreve como será feito o processo de consulta a uma determinada disciplina feita através do aluno.</text:span></text:p>
      <text:p text:style-name="P8"/>
      <text:p text:style-name="P12"><text:span text:style-name="T2">Descrição:</text:span> O aluno insere dados no sistema que efetuarão análise destas informações de uma dada disciplina caso seja validado o sistema informará na tela as informações pertinentes a disciplina consultada.</text:p>
      <text:p text:style-name="P6"/>
      <text:p text:style-name="P13">10.1<text:tab/>Fluxo Básico</text:p>
      <text:p text:style-name="P6"/>
      <text:p text:style-name="P24">01 <text:s/>Aluno preenche as informações para selecionar uma Disciplina;</text:p>
      <text:p text:style-name="P24">02 <text:s/>Sistema disponibiliza a(s) Disciplinas(s) de acordo com as informações;</text:p>
      <text:p text:style-name="P24">03 <text:s/>Aluno seleciona uma Disciplina;</text:p>
      <text:p text:style-name="P24">04 <text:s/>Aluno requisita a confirmação da operação;</text:p>
      <text:p text:style-name="P24">05 <text:s/>Sistema confirma a operação, selecionando a Disciplina.</text:p>
      <text:p text:style-name="P8"/>
      <text:p text:style-name="P13">10.2<text:tab/>Fluxo Alternativo</text:p>
      <text:p text:style-name="P6"/>
      <text:p text:style-name="P15">No item 04,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Não se aplica.</text:span></text:p>
      <text:p text:style-name="P8"/>
      <text:p text:style-name="P12"/>
      <text:p text:style-name="P10">11- Caso de Uso P.P.G.11 - Alterar Avaliação CAPES</text:p>
      <text:p text:style-name="P10">ID: P.P.G.11</text:p>
      <text:p text:style-name="P5">Atores: <text:span text:style-name="T1">Coordenação</text:span></text:p>
      <text:p text:style-name="P11"/>
      <text:p text:style-name="P5">Propósito: <text:span text:style-name="T1">Este caso de uso descreve a alteração feita pela Coordenação para uma avaliação feita pela CAPES.</text:span></text:p>
      <text:p text:style-name="P8"/>
      <text:p text:style-name="P12"><text:span text:style-name="T2">Descrição: </text:span><text:span text:style-name="T1">A Coordenação verifica</text:span><text:span text:style-name="T2"> </text:span>a periodicidade a cada três anos a CAPES libera uma nova avaliação sobre os cursos de Pós-Graduação, é necessário que pelo menos uma a cada três anos esse resultado seja atualizado, informações que serão atualizadas pela coordenação.</text:p>
      <text:p text:style-name="P6"/>
      <text:p text:style-name="P13">11.1<text:tab/>Fluxo Básico</text:p>
      <text:p text:style-name="P6"/>
      <text:p text:style-name="P14"><text:span text:style-name="T3">01 <text:s/>Coordenação inicia caso de uso </text:span><text:span text:style-name="T4">Selecionar Programa</text:span><text:span text:style-name="T3">;</text:span></text:p>
      <text:p text:style-name="P15">02 <text:s/>Coordenação preenche as informações que deseja alterar;</text:p>
      <text:p text:style-name="P15">03 <text:s/>Coordenação requisita a confirmação da operação;</text:p>
      <text:p text:style-name="P15">04 <text:s/>Sistema confirma a operação, alterando as informações da Avaliação CAPES.</text:p>
      <text:p text:style-name="P8"/>
      <text:p text:style-name="P10">11.2<text:tab/>Fluxo Alternativo</text:p>
      <text:p text:style-name="P6"/>
      <text:p text:style-name="P15">No item 03,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RN 16.2.</text:span></text:p>
      <text:p text:style-name="P8"/>
      <text:p text:style-name="P8"/>
      <text:p text:style-name="P10">12- Caso de Uso P.P.G.12 – Selecionar Programa</text:p>
      <text:p text:style-name="P10">ID: P.P.G.12</text:p>
      <text:p text:style-name="P5">Atores: <text:span text:style-name="T1">Aluno</text:span></text:p>
      <text:p text:style-name="P11"/>
      <text:p text:style-name="P5">Propósito: <text:span text:style-name="T1">Este caso de uso descreve a consulta de um programa pelo aluno de Pós-Graduação.</text:span></text:p>
      <text:p text:style-name="P8"/>
      <text:p text:style-name="P25"><text:span text:style-name="T7">Descrição:</text:span><text:span text:style-name="T8"> A operação acima só poderá ser realizada para um dado programa de um conjunto deles. Permite identificar um programa de pós-graduação em particular pelo aluno.</text:span></text:p>
      <text:p text:style-name="P26"><text:span text:style-name="T8"/></text:p>
      <text:p text:style-name="P27">12.1<text:tab/>Fluxo Básico</text:p>
      <text:p text:style-name="P6"/>
      <text:p text:style-name="P24">01 <text:s/>Aluno preenche as informações para selecionar um Programa;</text:p>
      <text:p text:style-name="P24">02 <text:s/>Sistema disponibiliza o(s) programa(s) de acordo com as informações;</text:p>
      <text:p text:style-name="P24">03 <text:s/>Aluno seleciona o Programa;</text:p>
      <text:p text:style-name="P24">04 <text:s/>Aluno requisita a confirmação da operação;</text:p>
      <text:p text:style-name="P24">05 <text:s/>Sistema confirma a operação, selecionando o Programa.</text:p>
      <text:p text:style-name="P6"/>
      <text:p text:style-name="P27">12.2<text:tab/>Fluxo Alternativo</text:p>
      <text:p text:style-name="P6"/>
      <text:p text:style-name="P15">No item 01, o sistema exibe mensagem contendo campos obrigatórios que não foram preenchidos e aqueles contendo informações inconsistentes, o sistema sugere que sejam fornecidas e alteradas, respectivamente.</text:p>
      <text:p text:style-name="P8"/>
      <text:p text:style-name="P17"><text:span text:style-name="T5">Referência: </text:span><text:span text:style-name="T3">Não se aplica.</text:span></text:p>
      <text:p text:style-name="P6"/>
      <text:p text:style-name="P6"/>
      <text:p text:style-name="P10">13-Caso de Uso P.P.G.13 – Manutenir Atividade Extra</text:p>
      <text:p text:style-name="P10">ID: P.P.G.13</text:p>
      <text:p text:style-name="P5">Atores: <text:span text:style-name="T1">Coordenação</text:span></text:p>
      <text:p text:style-name="P11"/>
      <text:p text:style-name="P5">Propósito: <text:span text:style-name="T1">Estes caso de uso descreve a manutenção de uma atividade extra curricular.</text:span> </text:p>
      <text:p text:style-name="P6"/>
      <text:p text:style-name="P12"><text:span text:style-name="T2">Descrição:</text:span> A <text:span text:style-name="T1">Coordenação</text:span> irá cadastrar, alterar ou remover uma Atividade Extra ligada a um Programa de Pós-Graduação.</text:p>
      <text:p text:style-name="P8"/>
      <text:p text:style-name="P27">13.1<text:tab/>Fluxo Básico</text:p>
      <text:p text:style-name="P6"/>
      <text:p text:style-name="P24">01 <text:s/><text:span text:style-name="T1">Coordenação</text:span> preenche as informações para manutenir Atividade Extra;</text:p>
      <text:p text:style-name="P24">02 <text:s/><text:span text:style-name="T1">Coordenação</text:span> requisita a confirmação da operação;</text:p>
      <text:p text:style-name="P24">03 <text:s/>Sistema confirma a operação.</text:p>
      <text:p text:style-name="P8"/>
      <text:p text:style-name="P27">13.2<text:tab/>Fluxo Alternativo</text:p>
      <text:p text:style-name="P26"><text:span text:style-name="T8"/></text:p>
      <text:p text:style-name="P15">No item 01, o sistema exibe mensagem contendo campos obrigatórios que não foram preenchidos e aqueles contendo informações inconsistentes, o sistema sugere que sejam fornecidas e alteradas, respectivamente.</text:p>
      <text:p text:style-name="P26"><text:span text:style-name="T8"/></text:p>
      <text:p text:style-name="P17"><text:span text:style-name="T9">Referência: </text:span><text:span text:style-name="T3">RN 4.4, RN 4.6.</text:span></text:p>
      <text:p text:style-name="P26"><text:span text:style-name="T9"/></text:p>
      <text:p text:style-name="P26"><text:span text:style-name="T9"/></text:p>
      <text:p text:style-name="P10">14-Caso de Uso P.P.G.14 – Cadastrar Programa de Disciplina</text:p>
      <text:p text:style-name="P10">ID: P.P.G.14</text:p>
      <text:p text:style-name="P5">Atores: <text:span text:style-name="T1">Coordenação</text:span></text:p>
      <text:p text:style-name="P11"/>
      <text:p text:style-name="P5">Propósito: <text:span text:style-name="T1">Este caso de uso descreve o cadastramento de uma disciplina ligada a um programa de Pós-Graduação.</text:span></text:p>
      <text:p text:style-name="P6"/>
      <text:p text:style-name="P12"><text:span text:style-name="T2">Descrição:</text:span> <text:s/>A <text:span text:style-name="T1">Coordenação</text:span> irá cadastrar um novo programa de disciplina ligada a um programa de Pós-Graduação.</text:p>
      <text:p text:style-name="P8"/>
      <text:p text:style-name="P27">14.1<text:tab/>Fluxo Básico</text:p>
      <text:p text:style-name="P6"/>
      <text:p text:style-name="P24">01 <text:span text:style-name="T1">Coordenação</text:span> preenche as informações para cadastrar um Programa de Disciplina;</text:p>
      <text:p text:style-name="P24">02 <text:s/><text:span text:style-name="T1">Coordenação</text:span> requisita a confirmação da operação;</text:p>
      <text:p text:style-name="P24">03 <text:s/>Sistema confirma a operação, cadastrando um Programa de Disciplina.</text:p>
      <text:p text:style-name="P8"/>
      <text:p text:style-name="P27">14.2<text:tab/>Fluxo Alternativo</text:p>
      <text:p text:style-name="P26"><text:span text:style-name="T8"/></text:p>
      <text:p text:style-name="P15">No item 02, o sistema exibe mensagem contendo campos obrigatórios que não foram preenchidos e aqueles contendo informações inconsistentes, o sistema sugere que sejam fornecidas e alteradas, respectivamente.</text:p>
      <text:p text:style-name="P26"><text:span text:style-name="T8"/></text:p>
      <text:p text:style-name="P17"><text:span text:style-name="T9">Referência: </text:span><text:span text:style-name="T3">Não se aplica.</text:span></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text-align="center" style:justify-single-word="false" fo:keep-with-next="always"/>
      <style:text-properties style:font-name="TimesNewRoman" fo:font-size="13pt" style:font-size-asian="13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Fonte_20_parág._20_padrão" style:display-name="Fonte parág. padrão" style:family="text"/>
    <style:style style:name="tx1" style:family="text" style:parent-style-name="Fonte_20_parág._20_padrão">
      <style:text-properties style:font-name="Times New Roman" fo:font-weight="bold" style:font-weight-asian="bold" style:font-name-complex="Times New Roman"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Footer">
      <style:paragraph-properties fo:text-align="end" style:justify-single-word="false"/>
      <style:text-properties fo:font-size="11pt" style:font-size-asian="11pt" style:font-size-complex="11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pm1">
      <style:header>
        <text:p text:style-name="P1">UC-Manutenção de Programa de Pós-Graduação - Versão 0.1</text:p>
      </style:header>
      <style:footer>
        <text:p text:style-name="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1$Build-8990</meta:generator>
    <dc:title>Caso de Uso Manutenção de Programa de Pós-graduação</dc:title>
    <dc:description>Versão 2
Data: 06/06/2006</dc:description>
    <meta:initial-creator>Wagner Oliveira de Araujo</meta:initial-creator>
    <meta:creation-date>2006-06-04T23:35:36</meta:creation-date>
    <dc:date>2006-06-08T22:12:20</dc:date>
    <dc:language>pt-BR</dc:language>
    <meta:editing-cycles>81</meta:editing-cycles>
    <meta:editing-duration>PT1H43M15S</meta:editing-duration>
    <meta:user-defined meta:name="Info 1"/>
    <meta:user-defined meta:name="Info 2"/>
    <meta:user-defined meta:name="Info 3"/>
    <meta:user-defined meta:name="Info 4"/>
    <meta:document-statistic meta:table-count="1" meta:image-count="0" meta:object-count="0" meta:page-count="8" meta:paragraph-count="196" meta:word-count="1907" meta:character-count="12763"/>
  </office:meta>
</office:document-meta>
</file>

<file path=VersionList.xml><?xml version="1.0" encoding="utf-8"?>
<VL:version-list xmlns:dc="http://purl.org/dc/elements/1.1/" xmlns:VL="http://openoffice.org/2001/versions-list">
  <VL:version-entry VL:title="Version1" VL:comment="" VL:creator="Wagner Oliveira de Araujo" dc:date-time="2006-06-07T01:09:21"/>
</VL:version-list>
</file>